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0d5d2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650c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a6a7c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e4566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f0597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15066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dd88d" style:font-size-asian="16pt" style:font-size-complex="16pt"/>
    </style:style>
    <style:style style:name="P8" style:family="paragraph" style:parent-style-name="Standard">
      <style:text-properties style:font-name="Rosario" fo:font-size="16pt" officeooo:rsid="000d5d2f" officeooo:paragraph-rsid="000d5d2f" style:font-size-asian="16pt" style:font-size-complex="16pt"/>
    </style:style>
    <style:style style:name="P9" style:family="paragraph" style:parent-style-name="Standard">
      <style:text-properties style:font-name="Rosario" fo:font-size="16pt" officeooo:rsid="000d5d2f" officeooo:paragraph-rsid="00199499" style:font-size-asian="16pt" style:font-size-complex="16pt"/>
    </style:style>
    <style:style style:name="P10" style:family="paragraph" style:parent-style-name="Standard">
      <style:text-properties style:font-name="Rosario" fo:font-size="16pt" officeooo:rsid="000d5d2f" officeooo:paragraph-rsid="001e4566" style:font-size-asian="16pt" style:font-size-complex="16pt"/>
    </style:style>
    <style:style style:name="P11" style:family="paragraph" style:parent-style-name="Standard">
      <style:text-properties style:font-name="Rosario" fo:font-size="16pt" officeooo:rsid="000d5d2f" officeooo:paragraph-rsid="002dd88d" style:font-size-asian="16pt" style:font-size-complex="16pt"/>
    </style:style>
    <style:style style:name="P12" style:family="paragraph" style:parent-style-name="Standard">
      <style:text-properties style:font-name="Rosario" fo:font-size="16pt" officeooo:rsid="000d5d2f" officeooo:paragraph-rsid="0045c958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Rosario" fo:font-size="16pt" officeooo:rsid="00148c48" officeooo:paragraph-rsid="00148c48" style:font-size-asian="16pt" style:font-size-complex="16pt"/>
    </style:style>
    <style:style style:name="P14" style:family="paragraph" style:parent-style-name="Standard">
      <style:text-properties style:font-name="Rosario" fo:font-size="16pt" officeooo:rsid="000e4ced" officeooo:paragraph-rsid="000e4ced" style:font-size-asian="16pt" style:font-size-complex="16pt"/>
    </style:style>
    <style:style style:name="P15" style:family="paragraph" style:parent-style-name="Standard">
      <style:text-properties style:font-name="Rosario" fo:font-size="16pt" officeooo:rsid="000e4ced" officeooo:paragraph-rsid="0026730b" style:font-size-asian="16pt" style:font-size-complex="16pt"/>
    </style:style>
    <style:style style:name="P16" style:family="paragraph" style:parent-style-name="Standard">
      <style:text-properties style:font-name="Rosario" fo:font-size="16pt" officeooo:rsid="000e4ced" officeooo:paragraph-rsid="002dd88d" style:font-size-asian="16pt" style:font-size-complex="16pt"/>
    </style:style>
    <style:style style:name="P17" style:family="paragraph" style:parent-style-name="Standard">
      <style:text-properties style:font-name="Rosario" fo:font-size="16pt" style:text-underline-style="none" officeooo:rsid="000e5d2e" officeooo:paragraph-rsid="000e5d2e" style:font-size-asian="16pt" style:font-size-complex="16pt"/>
    </style:style>
    <style:style style:name="P18" style:family="paragraph" style:parent-style-name="Standard">
      <style:text-properties style:font-name="Rosario" fo:font-size="16pt" style:text-underline-style="none" officeooo:rsid="000e5d2e" officeooo:paragraph-rsid="002dd88d" style:font-size-asian="16pt" style:font-size-complex="16pt"/>
    </style:style>
    <style:style style:name="P19" style:family="paragraph" style:parent-style-name="Standard">
      <style:text-properties style:font-name="Rosario" fo:font-size="16pt" style:text-underline-style="none" officeooo:rsid="000e5d2e" officeooo:paragraph-rsid="001c26a0" style:font-size-asian="16pt" style:font-size-complex="16pt"/>
    </style:style>
    <style:style style:name="P20" style:family="paragraph" style:parent-style-name="Standard">
      <style:text-properties style:font-name="Rosario" fo:font-size="16pt" style:text-underline-style="none" officeooo:rsid="000d5d2f" officeooo:paragraph-rsid="001e4566" style:font-size-asian="16pt" style:font-size-complex="16pt"/>
    </style:style>
    <style:style style:name="P21" style:family="paragraph" style:parent-style-name="Standard">
      <style:text-properties style:font-name="Rosario" fo:font-size="16pt" style:text-underline-style="none" officeooo:rsid="000d5d2f" officeooo:paragraph-rsid="002dd88d" style:font-size-asian="16pt" style:font-size-complex="16pt"/>
    </style:style>
    <style:style style:name="P22" style:family="paragraph" style:parent-style-name="Standard">
      <style:text-properties style:font-name="Rosario" fo:font-size="16pt" style:text-underline-style="none" officeooo:rsid="00272098" officeooo:paragraph-rsid="003c96d3" style:font-size-asian="16pt" style:font-size-complex="16pt"/>
    </style:style>
    <style:style style:name="P23" style:family="paragraph" style:parent-style-name="Standard">
      <style:text-properties style:font-name="Rosario" fo:font-size="16pt" officeooo:paragraph-rsid="001c26a0"/>
    </style:style>
    <style:style style:name="P24" style:family="paragraph" style:parent-style-name="Standard">
      <style:text-properties style:font-name="Rosario" fo:font-size="16pt" officeooo:paragraph-rsid="001e4566"/>
    </style:style>
    <style:style style:name="P25" style:family="paragraph" style:parent-style-name="Standard">
      <style:text-properties style:font-name="Rosario" fo:font-size="16pt" officeooo:paragraph-rsid="00272098"/>
    </style:style>
    <style:style style:name="P26" style:family="paragraph" style:parent-style-name="Standard">
      <style:text-properties style:font-name="Rosario" fo:font-size="16pt" officeooo:paragraph-rsid="002dd88d"/>
    </style:style>
    <style:style style:name="P27" style:family="paragraph" style:parent-style-name="Standard">
      <style:text-properties style:font-name="Rosario" fo:font-size="16pt" officeooo:paragraph-rsid="003c96d3"/>
    </style:style>
    <style:style style:name="P28" style:family="paragraph" style:parent-style-name="Standard">
      <style:text-properties style:font-name="Rosario" officeooo:rsid="000d5d2f" officeooo:paragraph-rsid="000d5d2f"/>
    </style:style>
    <style:style style:name="P29" style:family="paragraph" style:parent-style-name="Standard">
      <style:text-properties style:font-name="Rosario" officeooo:rsid="000d5d2f" officeooo:paragraph-rsid="001e4566"/>
    </style:style>
    <style:style style:name="P30" style:family="paragraph" style:parent-style-name="Standard">
      <style:text-properties style:font-name="Rosario" officeooo:rsid="000d5d2f" officeooo:paragraph-rsid="002dd88d"/>
    </style:style>
    <style:style style:name="P31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148c48" style:font-size-asian="20pt" style:font-size-complex="20pt"/>
    </style:style>
    <style:style style:name="P32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0d5d2f" style:font-size-asian="20pt" style:font-size-complex="20pt"/>
    </style:style>
    <style:style style:name="P33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1e4566" style:font-size-asian="20pt" style:font-size-complex="20pt"/>
    </style:style>
    <style:style style:name="P34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2dd88d" style:font-size-asian="20pt" style:font-size-complex="20pt"/>
    </style:style>
    <style:style style:name="P35" style:family="paragraph" style:parent-style-name="Standard">
      <style:text-properties officeooo:paragraph-rsid="0024ed32"/>
    </style:style>
    <style:style style:name="P36" style:family="paragraph" style:parent-style-name="Standard">
      <style:text-properties officeooo:paragraph-rsid="0033e64f"/>
    </style:style>
    <style:style style:name="P37" style:family="paragraph" style:parent-style-name="Standard">
      <style:text-properties officeooo:paragraph-rsid="003711d1"/>
    </style:style>
    <style:style style:name="T1" style:family="text">
      <style:text-properties officeooo:rsid="000e4ced"/>
    </style:style>
    <style:style style:name="T2" style:family="text">
      <style:text-properties officeooo:rsid="00148c69"/>
    </style:style>
    <style:style style:name="T3" style:family="text">
      <style:text-properties officeooo:rsid="001650c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8087a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650c5"/>
    </style:style>
    <style:style style:name="T8" style:family="text">
      <style:text-properties style:text-underline-style="none" officeooo:rsid="0018087a"/>
    </style:style>
    <style:style style:name="T9" style:family="text">
      <style:text-properties style:text-underline-style="none" officeooo:rsid="00199499" style:font-size-asian="16pt" style:font-size-complex="16pt"/>
    </style:style>
    <style:style style:name="T10" style:family="text">
      <style:text-properties style:text-underline-style="none" officeooo:rsid="000e5d2e" style:font-size-asian="16pt" style:font-size-complex="16pt"/>
    </style:style>
    <style:style style:name="T11" style:family="text">
      <style:text-properties style:text-underline-style="none" officeooo:rsid="0010c575" style:font-size-asian="16pt" style:font-size-complex="16pt"/>
    </style:style>
    <style:style style:name="T12" style:family="text">
      <style:text-properties style:text-underline-style="none" officeooo:rsid="001d5c1b" style:font-size-asian="16pt" style:font-size-complex="16pt"/>
    </style:style>
    <style:style style:name="T13" style:family="text">
      <style:text-properties style:text-underline-style="none" officeooo:rsid="00439bd6" style:font-size-asian="16pt" style:font-size-complex="16pt"/>
    </style:style>
    <style:style style:name="T14" style:family="text">
      <style:text-properties style:text-underline-style="none" officeooo:rsid="00443102" style:font-size-asian="16pt" style:font-size-complex="16pt"/>
    </style:style>
    <style:style style:name="T15" style:family="text">
      <style:text-properties style:text-underline-style="none" officeooo:rsid="0045c958" style:font-size-asian="16pt" style:font-size-complex="16pt"/>
    </style:style>
    <style:style style:name="T16" style:family="text">
      <style:text-properties style:text-underline-style="none" officeooo:rsid="0046ce3b" style:font-size-asian="16pt" style:font-size-complex="16pt"/>
    </style:style>
    <style:style style:name="T17" style:family="text">
      <style:text-properties style:text-underline-style="none" officeooo:rsid="00471d96" style:font-size-asian="16pt" style:font-size-complex="16pt"/>
    </style:style>
    <style:style style:name="T18" style:family="text">
      <style:text-properties style:font-name="Rosario" fo:font-size="16pt" officeooo:rsid="000d5d2f" style:font-size-asian="16pt" style:font-size-complex="16pt"/>
    </style:style>
    <style:style style:name="T19" style:family="text">
      <style:text-properties style:font-name="Rosario" fo:font-size="16pt" officeooo:rsid="001650c5" style:font-size-asian="16pt" style:font-size-complex="16pt"/>
    </style:style>
    <style:style style:name="T20" style:family="text">
      <style:text-properties style:font-name="Rosario" fo:font-size="16pt" officeooo:rsid="0018087a" style:font-size-asian="16pt" style:font-size-complex="16pt"/>
    </style:style>
    <style:style style:name="T21" style:family="text">
      <style:text-properties style:font-name="Rosario" fo:font-size="16pt" officeooo:rsid="0024ed32" style:font-size-asian="16pt" style:font-size-complex="16pt"/>
    </style:style>
    <style:style style:name="T22" style:family="text">
      <style:text-properties style:font-name="Rosario" fo:font-size="16pt" officeooo:rsid="0033e64f" style:font-size-asian="16pt" style:font-size-complex="16pt"/>
    </style:style>
    <style:style style:name="T23" style:family="text">
      <style:text-properties style:font-name="Rosario" fo:font-size="16pt" officeooo:rsid="003c96d3" style:font-size-asian="16pt" style:font-size-complex="16pt"/>
    </style:style>
    <style:style style:name="T24" style:family="text">
      <style:text-properties style:font-name="Rosario" fo:font-size="16pt" style:text-underline-style="none" officeooo:rsid="00199499" style:font-size-asian="16pt" style:font-size-complex="16pt"/>
    </style:style>
    <style:style style:name="T25" style:family="text">
      <style:text-properties style:font-name="Rosario" fo:font-size="16pt" style:text-underline-style="none" officeooo:rsid="000e5d2e" style:font-size-asian="16pt" style:font-size-complex="16pt"/>
    </style:style>
    <style:style style:name="T26" style:family="text">
      <style:text-properties style:font-name="Rosario" fo:font-size="16pt" style:text-underline-style="none" officeooo:rsid="003711d1" style:font-size-asian="16pt" style:font-size-complex="16pt"/>
    </style:style>
    <style:style style:name="T27" style:family="text">
      <style:text-properties style:font-name="Rosario" fo:font-size="16pt" style:text-underline-style="none" officeooo:rsid="00272098" style:font-size-asian="16pt" style:font-size-complex="16pt"/>
    </style:style>
    <style:style style:name="T28" style:family="text">
      <style:text-properties officeooo:rsid="00199499"/>
    </style:style>
    <style:style style:name="T29" style:family="text">
      <style:text-properties fo:font-variant="normal" fo:text-transform="none" style:use-window-font-color="true" loext:opacity="0%" fo:letter-spacing="normal" fo:font-style="normal" fo:font-weight="normal" style:font-size-asian="16pt" style:font-size-complex="16pt"/>
    </style:style>
    <style:style style:name="T30" style:family="text">
      <style:text-properties fo:font-variant="normal" fo:text-transform="none" style:use-window-font-color="true" loext:opacity="0%" fo:letter-spacing="normal" fo:font-style="normal" fo:font-weight="normal" officeooo:rsid="002dd88d" style:font-size-asian="16pt" style:font-size-complex="16pt"/>
    </style:style>
    <style:style style:name="T31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1d5c1b" style:font-size-asian="16pt" style:font-size-complex="16pt"/>
    </style:style>
    <style:style style:name="T32" style:family="text">
      <style:text-properties officeooo:rsid="001e4566"/>
    </style:style>
    <style:style style:name="T33" style:family="text">
      <style:text-properties officeooo:rsid="001650c5" style:font-size-asian="16pt" style:font-size-complex="16pt"/>
    </style:style>
    <style:style style:name="T34" style:family="text">
      <style:text-properties officeooo:rsid="000d5d2f" style:font-size-asian="16pt" style:font-size-complex="16pt"/>
    </style:style>
    <style:style style:name="T35" style:family="text">
      <style:text-properties officeooo:rsid="000e4ced" style:font-size-asian="16pt" style:font-size-complex="16pt"/>
    </style:style>
    <style:style style:name="T36" style:family="text">
      <style:text-properties officeooo:rsid="002dd88d" style:font-size-asian="16pt" style:font-size-complex="16pt"/>
    </style:style>
    <style:style style:name="T37" style:family="text">
      <style:text-properties officeooo:rsid="00410b5d" style:font-size-asian="16pt" style:font-size-complex="16pt"/>
    </style:style>
    <style:style style:name="T38" style:family="text">
      <style:text-properties officeooo:rsid="001ebb4a"/>
    </style:style>
    <style:style style:name="T39" style:family="text">
      <style:text-properties officeooo:rsid="001f0597"/>
    </style:style>
    <style:style style:name="T40" style:family="text">
      <style:text-properties officeooo:rsid="00215066"/>
    </style:style>
    <style:style style:name="T41" style:family="text">
      <style:text-properties officeooo:rsid="002327b1"/>
    </style:style>
    <style:style style:name="T42" style:family="text">
      <style:text-properties officeooo:rsid="002bc622"/>
    </style:style>
    <style:style style:name="T43" style:family="text">
      <style:text-properties officeooo:rsid="002ed877"/>
    </style:style>
    <style:style style:name="T44" style:family="text">
      <style:text-properties officeooo:rsid="00309943"/>
    </style:style>
    <style:style style:name="T45" style:family="text">
      <style:text-properties officeooo:rsid="0031aae0"/>
    </style:style>
    <style:style style:name="T46" style:family="text">
      <style:text-properties officeooo:rsid="0032a564"/>
    </style:style>
    <style:style style:name="T47" style:family="text">
      <style:text-properties officeooo:rsid="0033987e"/>
    </style:style>
    <style:style style:name="T48" style:family="text">
      <style:text-properties officeooo:rsid="0035c64b"/>
    </style:style>
    <style:style style:name="T49" style:family="text">
      <style:text-properties officeooo:rsid="0045c9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Misa Tiempo Ordinario</text:p>
      <text:p text:style-name="P13"/>
      <text:p text:style-name="P1">ENTRADA: Vayamos jubilosos (Misa Comunitaria) https://www.youtube.com/watch?v=QVyj30-OO4o</text:p>
      <text:p text:style-name="P1">SEÑOR TEN PIEDAD: Kyrie eleison (Misa Es grande el amor del Señor)</text:p>
      <text:p text:style-name="P1">https://www.youtube.com/watch?v=A05UQvgKbqg</text:p>
      <text:p text:style-name="P1">GLORIA: Gloria (Misa Es grande el amor del Señor) https://www.youtube.com/watch?</text:p>
      <text:p text:style-name="P1">v=HHm2ZZOAUrA</text:p>
      <text:p text:style-name="P1"><text:span text:style-name="T6">SALMO </text:span><text:span text:style-name="T7">RESPONSORI</text:span><text:span text:style-name="T8">AL</text:span>: Melodía “<text:span text:style-name="T3">Aquí estoy Señor”</text:span></text:p>
      <text:p text:style-name="P1">ALELUYA: Aleluya, O filie (Gregoriano/T. Vaquero) https://www.youtube.com/watch?v=f9px-</text:p>
      <text:p text:style-name="P1">uuspqs</text:p>
      <text:p text:style-name="P1">https://www.youtube.com/watch?v=tyy1a-jGURQ</text:p>
      <text:p text:style-name="P1">OFERTORIO: Padre eterno, Dios piadoso (Misa Comunitaria) https://www.youtube.com/watch?</text:p>
      <text:p text:style-name="P1">v=c94zMth3UE4</text:p>
      <text:p text:style-name="P1">SANTO: Santo (Misa Es grande el amor del Señor) https://www.youtube.com/watch?</text:p>
      <text:p text:style-name="P1">v=l_70C9Ojxu8</text:p>
      <text:p text:style-name="P1">CORDERO <text:span text:style-name="T28">DE DIOS</text:span>: Cordero de Dios (Misa Es grande el amor del Señor)</text:p>
      <text:p text:style-name="P1">https://www.youtube.com/watch?v=Zc_hndf_e_U</text:p>
      <text:p text:style-name="P1">COMUNIÓN: Es mi padre (Osvaldo Catena) https://www.youtube.com/watch?v=-4XfTVhvcCs</text:p>
      <text:p text:style-name="P1"><text:span text:style-name="T28">SALIDA</text:span>: Toda hermosa eres María (Alejandro Vega Matu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><text:soft-page-break/>Misa Cristo Rey del Universo</text:p>
      <text:p text:style-name="P28"/>
      <text:p text:style-name="P12"><text:span text:style-name="T3">ENTRADA</text:span>: Cantate Domino <text:span text:style-name="T1">(</text:span><text:span text:style-name="T2">George Frederich </text:span><text:span text:style-name="T1">Hëndel) </text:span><text:span text:style-name="T49">(Solista: Linda y Favian)</text:span></text:p>
      <text:p text:style-name="P8"><text:a xlink:type="simple" xlink:href="https://www.youtube.com/watch?v=chHcccTuBSs&amp;ab_channel=ArautosdoEvangelho" text:style-name="Internet_20_link" text:visited-style-name="Visited_20_Internet_20_Link">https://www.youtube.com/watch?v=chHcccTuBSs&amp;ab_channel=<text:span text:style-name="T4">ArautosdoEvangelho</text:span></text:a></text:p>
      <text:p text:style-name="P2">SEÑOR TEN PIEDAD: Kyrie eleison (Misa Es grande el amor del Señor)</text:p>
      <text:p text:style-name="P2"><text:a xlink:type="simple" xlink:href="https://www.youtube.com/watch?v=A05UQvgKbqg" text:style-name="Internet_20_link" text:visited-style-name="Visited_20_Internet_20_Link">https://www.youtube.com/watch?v=A05UQvgKbqg</text:a></text:p>
      <text:p text:style-name="P2">GLORIA: Gloria (Misa Es grande el amor del Señor) <text:span text:style-name="T49">(Solista: Sopranos)</text:span> <text:a xlink:type="simple" xlink:href="https://www.youtube.com/watch?v=HHm2ZZOAUrA" text:style-name="Internet_20_link" text:visited-style-name="Visited_20_Internet_20_Link">https://www.youtube.com/watch?v=HHm2ZZOAUrA</text:a></text:p>
      <text:p text:style-name="P9">SALMO <text:span text:style-name="T3">RESPONSORI</text:span><text:span text:style-name="T5">AL</text:span>: El Señor reina (Misa Cristo Rey) <text:span text:style-name="T49">(Solista: Linda)</text:span></text:p>
      <text:p text:style-name="P8"><text:span text:style-name="T28">ALELUYA</text:span>: Aleluya (Misa Cristo Rey) <text:span text:style-name="T49">(Solista: Contraltos)</text:span></text:p>
      <text:p text:style-name="P14"><text:span text:style-name="T28">OFERTORIO</text:span>: Sagrario del altar (Misa Cristo Rey) <text:span text:style-name="T49">(Solista: Sopranos)</text:span></text:p>
      <text:p text:style-name="P3">SANTO: Santo (Misa Es grande el amor del Señor) <text:span text:style-name="T49">(Solista: Sopranos)</text:span> <text:a xlink:type="simple" xlink:href="https://www.youtube.com/watch?v=l_70C9Ojxu8" text:style-name="Internet_20_link" text:visited-style-name="Visited_20_Internet_20_Link">https://www.youtube.com/watch?v=l_70C9Ojxu8</text:a></text:p>
      <text:p text:style-name="P3">CORDERO <text:span text:style-name="T28">DE DIOS</text:span>: Cordero de Dios (Misa Es grande el amor del Señor)</text:p>
      <text:p text:style-name="P3"><text:a xlink:type="simple" xlink:href="https://www.youtube.com/watch?v=Zc_hndf_e_U" text:style-name="Internet_20_link" text:visited-style-name="Visited_20_Internet_20_Link">https://www.youtube.com/watch?v=Zc_hndf_e_U</text:a></text:p>
      <text:p text:style-name="P23"><text:span text:style-name="T9">COMUNIÓN</text:span><text:span text:style-name="T10">: Oh buen Jesús (</text:span><text:span text:style-name="T29">Hno. León de H.E.C.</text:span><text:span text:style-name="T10">) </text:span><text:span text:style-name="T15">(Sol</text:span><text:span text:style-name="T16">ista:</text:span><text:span text:style-name="T17"> Sopranos</text:span><text:span text:style-name="T15">)</text:span></text:p>
      <text:p text:style-name="P19"><text:a xlink:type="simple" xlink:href="https://www.youtube.com/watch?v=QiCcqVzAtu8&amp;ab_channel=wwwyologo" text:style-name="Internet_20_link" text:visited-style-name="Visited_20_Internet_20_Link">https://www.youtube.com/watch?v=QiCcqVzAtu8&amp;ab_channel=wwwyologo</text:a></text:p>
      <text:p text:style-name="P24"><text:span text:style-name="T9">SALIDA</text:span><text:span text:style-name="T10">: </text:span><text:span text:style-name="T11">Mater amabilis </text:span><text:span text:style-name="T12">(</text:span><text:span text:style-name="T31">Rogelio Álvarez Meneses</text:span><text:span text:style-name="T12">)</text:span></text:p>
      <text:p text:style-name="P17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3"><text:soft-page-break/>Misa <text:span text:style-name="T32">A</text:span><text:span text:style-name="T42">d</text:span><text:span text:style-name="T32">viento</text:span></text:p>
      <text:p text:style-name="P29"/>
      <text:p text:style-name="P24"><text:span text:style-name="T33">ENTRADA</text:span><text:span text:style-name="T34">: </text:span><text:span text:style-name="T37">Maranatha (Marco Frisina)</text:span></text:p>
      <text:p text:style-name="P20">https://www.youtube.com/watch?v=8SfJnLLa9Aw&amp;ab_channel=MarianoDuran</text:p>
      <text:p text:style-name="P4">SEÑOR TEN PIEDAD: Kyrie eleison (Misa<text:span text:style-name="T38">l Romano</text:span>)</text:p>
      <text:p text:style-name="P4">https://www.youtube.com/watch?v=BFjrU6DgplY&amp;ab_channel=OCPWorshipResources</text:p>
      <text:p text:style-name="P5">GLORIA: Gloria (Misa<text:span text:style-name="T39">l Romano</text:span>)</text:p>
      <text:p text:style-name="P5">https://www.youtube.com/watch?v=sknNZquh6Xk&amp;ab_channel=OCPWorshipResources</text:p>
      <text:p text:style-name="P35"><text:span text:style-name="T18">SALMO </text:span><text:span text:style-name="T19">RESPONSORI</text:span><text:span text:style-name="T20">AL</text:span><text:span text:style-name="T18">:</text:span><text:span text:style-name="T21">Melodia “</text:span><text:span text:style-name="T23">Cristo Rey</text:span><text:span text:style-name="T21">” </text:span><text:span text:style-name="T23">()</text:span></text:p>
      <text:p text:style-name="P10"><text:span text:style-name="T28">ALELUYA</text:span>: Aleluya (Misa <text:span text:style-name="T40">Comunitaria</text:span>)</text:p>
      <text:p text:style-name="P10">https://www.youtube.com/watch?v=HPjqfX1DkUE&amp;ab_channel=OscarReflexiO</text:p>
      <text:p text:style-name="P15"><text:span text:style-name="T28">OFERTORIO</text:span><text:span text:style-name="T40">: Mira a tu Iglesia, oh José (</text:span><text:span text:style-name="T48">Hinario a San José</text:span><text:span text:style-name="T40">)</text:span></text:p>
      <text:p text:style-name="P15">https://www.youtube.com/watch?v=7xAkaVFOy78&amp;ab_channel=IglesiadelSalvadordeToledo-Espa%C3%B1a-</text:p>
      <text:p text:style-name="P6">SANTO: San<text:span text:style-name="T40">c</text:span>t<text:span text:style-name="T40">us</text:span> (Misa <text:span text:style-name="T40">Romano</text:span>)</text:p>
      <text:p text:style-name="P6">https://www.youtube.com/watch?v=71ZfgBPUThU&amp;ab_channel=OCPWorshipResources<text:span text:style-name="T6"/></text:p>
      <text:p text:style-name="P4">CORDERO <text:span text:style-name="T28">DE DIOS</text:span>: <text:span text:style-name="T41">Agnus Dei</text:span> (Misa<text:span text:style-name="T41">l Romano</text:span>)</text:p>
      <text:p text:style-name="P4">https://www.youtube.com/watch?v=_6JvY-cfw7Y&amp;ab_channel=OCPWorshipResources</text:p>
      <text:p text:style-name="P25"><text:span text:style-name="T9">COMUNIÓN</text:span><text:span text:style-name="T10">: </text:span><text:span text:style-name="T13">Ved que la virgen concebirá</text:span></text:p>
      <text:p text:style-name="P27"><text:span text:style-name="T9">SALIDA</text:span><text:span text:style-name="T10">: </text:span><text:span text:style-name="T11">Mater amabilis </text:span><text:span text:style-name="T12">(</text:span><text:span text:style-name="T31">Rogelio Álvarez Meneses</text:span><text:span text:style-name="T12">)</text:span></text:p>
      <text:p text:style-name="P22">https://www.youtube.com/watch?v=7Egc6ql6YiI&amp;ab_channel=Szko%C5%82yAkwinaty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34"><text:soft-page-break/>Misa <text:span text:style-name="T43">Navidad</text:span></text:p>
      <text:p text:style-name="P30"/>
      <text:p text:style-name="P26"><text:span text:style-name="T33">ENTRADA</text:span><text:span text:style-name="T34">: </text:span><text:span text:style-name="T36">Dios descansa</text:span><text:span text:style-name="T34"> </text:span><text:span text:style-name="T35">(</text:span><text:span text:style-name="T30">Tradicional ingles</text:span><text:span text:style-name="T35">)</text:span></text:p>
      <text:p text:style-name="P21">https://www.youtube.com/watch?v=WTuJxaAisvg&amp;ab_channel=MagdalenCollegeChoirOxford-Topic</text:p>
      <text:p text:style-name="P7">SEÑOR TEN PIEDAD: <text:span text:style-name="T43">Señor ten piedad</text:span> (Misa <text:span text:style-name="T43">Sol de Justicia</text:span>)</text:p>
      <text:p text:style-name="P7">https://www.youtube.com/watch?v=86Y8wdWaQp0&amp;ab_channel=Release-Topic</text:p>
      <text:p text:style-name="P7">GLORIA: Glor<text:span text:style-name="T44">y to God</text:span> (M<text:span text:style-name="T44">ass of light</text:span>)</text:p>
      <text:p text:style-name="P7">https://www.youtube.com/watch?v=SP3zWN7YQLE&amp;ab_channel=4daluvofnikki</text:p>
      <text:p text:style-name="P36"><text:span text:style-name="T18">SALMO </text:span><text:span text:style-name="T19">RESPONSORI</text:span><text:span text:style-name="T20">AL</text:span><text:span text:style-name="T18">:</text:span><text:span text:style-name="T21">Melodia “</text:span><text:span text:style-name="T22">Salmo 147</text:span><text:span text:style-name="T21">” (</text:span><text:span text:style-name="T22">Laudis Canticum</text:span><text:span text:style-name="T21">)</text:span></text:p>
      <text:p text:style-name="P11">https://www.youtube.com/watch?v=tzOwrbEYDUs&amp;ab_channel=LaudisCanticum</text:p>
      <text:p text:style-name="P11"><text:span text:style-name="T28">ALELUYA</text:span>: Aleluya (Misa <text:span text:style-name="T47">Ritmica</text:span>)</text:p>
      <text:p text:style-name="P11">https://www.youtube.com/watch?v=nOOyOSwb1Sc&amp;ab_channel=AlejandroMej%C3%ADa-Topic</text:p>
      <text:p text:style-name="P16"><text:span text:style-name="T28">OFERTORIO</text:span><text:span text:style-name="T40">: Sagrario del altar (Misa Cristo Rey)</text:span></text:p>
      <text:p text:style-name="P7">SANTO: <text:span text:style-name="T45">Holly, holly</text:span> (M<text:span text:style-name="T45">ass of light</text:span>)</text:p>
      <text:p text:style-name="P7">https://www.youtube.com/watch?v=AZelcmHoKxo&amp;ab_channel=4daluvofnikki</text:p>
      <text:p text:style-name="P7">CORDERO <text:span text:style-name="T28">DE DIOS</text:span>: <text:span text:style-name="T46">Lamb of God</text:span> (M<text:span text:style-name="T46">ass of light</text:span>)</text:p>
      <text:p text:style-name="P7">https://www.youtube.com/watch?v=RS30J67eky8&amp;ab_channel=4daluvofnikki</text:p>
      <text:p text:style-name="P26"><text:span text:style-name="T9">COMUNIÓN</text:span><text:span text:style-name="T10">: </text:span><text:span text:style-name="T14">Dulce Jesús mío (El salvador de Toledo)</text:span></text:p>
      <text:p text:style-name="P37"><text:span text:style-name="T24">SALIDA</text:span><text:span text:style-name="T25">: </text:span><text:span text:style-name="T26">Salve regina</text:span><text:span text:style-name="T27"> (</text:span><text:span text:style-name="T26">Raymond Lefevre</text:span><text:span text:style-name="T27">)</text:span></text:p>
      <text:p text:style-name="P18">https://www.youtube.com/watch?v=4qX02VWdUJ8&amp;ab_channel=VittorioTessar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06:26.794165320</meta:creation-date>
    <dc:date>2024-09-25T12:03:04.164377353</dc:date>
    <meta:editing-duration>P1DT16H22M52S</meta:editing-duration>
    <meta:editing-cycles>41</meta:editing-cycles>
    <meta:generator>LibreOffice/24.2.4.2$Linux_X86_64 LibreOffice_project/420$Build-2</meta:generator>
    <meta:document-statistic meta:table-count="0" meta:image-count="0" meta:object-count="0" meta:page-count="4" meta:paragraph-count="72" meta:word-count="353" meta:character-count="4029" meta:non-whitespace-character-count="3748"/>
  </office:meta>
</office:document-meta>
</file>